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.isMimeType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Messag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Messag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setCharset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print( PrintStream 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essage.setMimeType(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.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.ge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ad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setSrc( Fil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